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color="#2a6099" loext:opacity="100%" fo:font-size="10pt" fo:font-weight="bold" officeooo:paragraph-rsid="00199d78" style:font-size-asian="10pt" style:font-weight-asian="bold" style:font-size-complex="10pt" style:font-weight-complex="bold"/>
    </style:style>
    <style:style style:name="P2" style:family="paragraph" style:parent-style-name="Preformatted_20_Text">
      <style:text-properties fo:color="#2a6099" loext:opacity="100%" fo:font-size="10pt" fo:font-weight="bold" officeooo:paragraph-rsid="001b88f4" style:font-size-asian="10pt" style:font-weight-asian="bold" style:font-size-complex="10pt" style:font-weight-complex="bold"/>
    </style:style>
    <style:style style:name="P3" style:family="paragraph" style:parent-style-name="Preformatted_20_Text">
      <style:text-properties fo:color="#2a6099" loext:opacity="100%" fo:font-size="10pt" fo:font-weight="bold" officeooo:paragraph-rsid="001e716b" style:font-size-asian="10pt" style:font-weight-asian="bold" style:font-size-complex="10pt" style:font-weight-complex="bold"/>
    </style:style>
    <style:style style:name="P4" style:family="paragraph" style:parent-style-name="Preformatted_20_Text">
      <style:text-properties fo:font-size="10pt" fo:font-weight="bold" officeooo:paragraph-rsid="00198e55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2a6099" loext:opacity="100%" style:font-name="Liberation Mono" fo:font-size="10pt" style:text-underline-style="none" officeooo:rsid="001e716b" officeooo:paragraph-rsid="001e716b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fo:color="#2a6099" loext:opacity="100%" style:font-name="Liberation Mono" fo:font-size="10pt" style:text-underline-style="none" fo:font-weight="bold" officeooo:rsid="001e716b" officeooo:paragraph-rsid="001ff0bf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2a6099" loext:opacity="100%" style:font-name="Liberation Mono" fo:font-size="10pt" fo:font-weight="bold" officeooo:rsid="001e716b" officeooo:paragraph-rsid="001e716b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Liberation Mono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Mono" fo:font-size="10pt" officeooo:rsid="0014bede" officeooo:paragraph-rsid="0014bede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Liberation Mono" fo:font-size="10pt" officeooo:rsid="0014bede" officeooo:paragraph-rsid="00198e55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Liberation Mono" fo:font-size="10pt" officeooo:rsid="0014bede" officeooo:paragraph-rsid="001f7f0b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Liberation Mono" fo:font-size="10pt" officeooo:rsid="0014bede" officeooo:paragraph-rsid="00207279" style:font-size-asian="10pt" style:font-size-complex="10pt"/>
    </style:style>
    <style:style style:name="P13" style:family="paragraph" style:parent-style-name="Standard">
      <style:paragraph-properties fo:text-align="start" style:justify-single-word="false"/>
      <style:text-properties style:font-name="Liberation Mono" fo:font-size="10pt" officeooo:rsid="0014bede" officeooo:paragraph-rsid="0021415c" style:font-size-asian="10pt" style:font-size-complex="10pt"/>
    </style:style>
    <style:style style:name="P14" style:family="paragraph" style:parent-style-name="Standard">
      <style:paragraph-properties fo:text-align="start" style:justify-single-word="false"/>
      <style:text-properties style:font-name="Liberation Mono" fo:font-size="10pt" style:text-underline-style="none" officeooo:rsid="0014bede" officeooo:paragraph-rsid="00198e55" style:font-size-asian="10pt" style:font-size-complex="10pt"/>
    </style:style>
    <style:style style:name="P15" style:family="paragraph" style:parent-style-name="Standard">
      <style:paragraph-properties fo:text-align="start" style:justify-single-word="false"/>
      <style:text-properties style:font-name="Liberation Mono" fo:font-size="10pt" style:text-underline-style="none" officeooo:rsid="0014bede" officeooo:paragraph-rsid="001f7f0b" style:font-size-asian="10pt" style:font-size-complex="10pt"/>
    </style:style>
    <style:style style:name="P16" style:family="paragraph" style:parent-style-name="Standard">
      <style:paragraph-properties fo:text-align="start" style:justify-single-word="false"/>
      <style:text-properties style:font-name="Liberation Mono" fo:font-size="10pt" style:text-underline-style="none" officeooo:rsid="00198e55" officeooo:paragraph-rsid="00198e55" style:font-size-asian="10pt" style:font-size-complex="10pt"/>
    </style:style>
    <style:style style:name="P17" style:family="paragraph" style:parent-style-name="Standard">
      <style:paragraph-properties fo:text-align="start" style:justify-single-word="false"/>
      <style:text-properties style:font-name="Liberation Mono" fo:font-size="10pt" style:text-underline-style="none" fo:font-weight="bold" officeooo:rsid="00198e55" officeooo:paragraph-rsid="00198e55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Liberation Mono" fo:font-size="10pt" fo:font-weight="bold" officeooo:rsid="0014bede" officeooo:paragraph-rsid="00198e55" style:font-size-asian="10pt" style:font-weight-asian="bold" style:font-size-complex="10pt" style:font-weight-complex="bold"/>
    </style:style>
    <style:style style:name="T1" style:family="text">
      <style:text-properties style:text-underline-style="solid" style:text-underline-width="auto" style:text-underline-color="font-color" fo:font-weight="bold" officeooo:rsid="00198e55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98e55" style:font-weight-asian="bold" style:font-weight-complex="bold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officeooo:rsid="00186877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2a6099" loext:opacity="100%"/>
    </style:style>
    <style:style style:name="T8" style:family="text">
      <style:text-properties fo:color="#2a6099" loext:opacity="100%" fo:font-weight="bold" officeooo:rsid="00199d78" style:font-weight-asian="bold" style:font-weight-complex="bold"/>
    </style:style>
    <style:style style:name="T9" style:family="text">
      <style:text-properties fo:color="#2a6099" loext:opacity="100%" fo:font-weight="bold" officeooo:rsid="001cc011" style:font-weight-asian="bold" style:font-weight-complex="bold"/>
    </style:style>
    <style:style style:name="T10" style:family="text">
      <style:text-properties fo:color="#2a6099" loext:opacity="100%" officeooo:rsid="00199d78"/>
    </style:style>
    <style:style style:name="T11" style:family="text">
      <style:text-properties fo:color="#2a6099" loext:opacity="100%" officeooo:rsid="001b88f4"/>
    </style:style>
    <style:style style:name="T12" style:family="text">
      <style:text-properties fo:color="#2a6099" loext:opacity="100%" officeooo:rsid="001e716b"/>
    </style:style>
    <style:style style:name="T13" style:family="text">
      <style:text-properties style:use-window-font-color="true" loext:opacity="0%"/>
    </style:style>
    <style:style style:name="T14" style:family="text">
      <style:text-properties style:use-window-font-color="true" loext:opacity="0%" officeooo:rsid="0003b8ea"/>
    </style:style>
    <style:style style:name="T15" style:family="text">
      <style:text-properties officeooo:rsid="00198e55"/>
    </style:style>
    <style:style style:name="T16" style:family="text">
      <style:text-properties style:text-underline-style="none" fo:font-weight="bold" style:font-weight-asian="bold" style:font-weight-complex="bold"/>
    </style:style>
    <style:style style:name="T17" style:family="text">
      <style:text-properties style:text-underline-style="none" fo:font-weight="bold" officeooo:rsid="00198e55" style:font-weight-asian="bold" style:font-weight-complex="bold"/>
    </style:style>
    <style:style style:name="T18" style:family="text">
      <style:text-properties officeooo:rsid="00199d78"/>
    </style:style>
    <style:style style:name="T19" style:family="text">
      <style:text-properties officeooo:rsid="001b88f4"/>
    </style:style>
    <style:style style:name="T20" style:family="text">
      <style:text-properties officeooo:rsid="001e71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Christ Our Hope In Life And Death<text:note text:id="ftn1" text:note-class="footnote"><text:note-citation>1</text:note-citation><text:note-body><text:p text:style-name="Footnote"><text:span text:style-name="T4">CCLI Song # 7147502 © 2020 Getty Music Hymns and Songs | Getty Music Publishing | Jordan Kauflin Music | Love Your Enemies Publishing | Matthew Merker Music | Messenger Hymns For use solely with the SongSelect® Terms of Use. All rights reserved. </text:span><text:a xlink:type="simple" xlink:href="http://www.ccli.com/" text:style-name="Internet_20_link" text:visited-style-name="Visited_20_Internet_20_Link"><text:span text:style-name="T4">www.ccli.com</text:span></text:a><text:span text:style-name="T4"> CCLI License # 3266058</text:span></text:p></text:note-body></text:note></text:p>
      <text:p text:style-name="P4"/>
      <text:p text:style-name="P4">[ CHORDS ] <text:s/><text:span text:style-name="T7">D <text:s text:c="5"/>G <text:s text:c="5"/></text:span><text:span text:style-name="T10">Dsus <text:s text:c="2"/></text:span><text:span text:style-name="T7">A <text:s text:c="5"/></text:span><text:span text:style-name="T11">Asus </text:span><text:span text:style-name="T7"><text:s text:c="2"/></text:span><text:span text:style-name="T11">Bm <text:s text:c="4"/>F#m <text:s text:c="3"/>Em7 <text:s text:c="3"/></text:span><text:span text:style-name="T12">Bm7</text:span><text:span text:style-name="T11"> <text:s text:c="3"/></text:span><text:span text:style-name="T14">[ CAPO 3 ]</text:span></text:p>
      <text:p text:style-name="P2"><text:s text:c="12"/>xoo=== ==oo== xoo=== oo===o oo===o <text:span text:style-name="T19">====== ====== o=oooo </text:span><text:span text:style-name="T20">======</text:span></text:p>
      <text:p text:style-name="P3"><text:s text:c="12"/>|||||| |||||| |||||| |||||| |||||| <text:span text:style-name="T19">|||||| |||||| |||||| ||||||</text:span></text:p>
      <text:p text:style-name="P3"><text:s text:c="12"/>|||O|O |O|||| |||O|<text:span text:style-name="T18">|</text:span> ||OOO| ||<text:span text:style-name="T19">OO</text:span>|| <text:span text:style-name="T19">OO|||O O||OOO |O|||| OO|</text:span><text:span text:style-name="T20">O</text:span><text:span text:style-name="T19">|O</text:span></text:p>
      <text:p text:style-name="P3"><text:s text:c="12"/>||||O| O|||OO ||||O<text:span text:style-name="T18">O</text:span> |||||| ||||<text:span text:style-name="T19">O</text:span>| <text:span text:style-name="T19">||||O| |||||| |||||| ||||O|</text:span></text:p>
      <text:p text:style-name="P3"><text:s text:c="12"/>|||||| |||||| |||||| |||||| |||||| <text:span text:style-name="T19">||OO|| |OO||| |||||| ||</text:span><text:span text:style-name="T20">O</text:span><text:span text:style-name="T19">|</text:span><text:span text:style-name="T20">|</text:span><text:span text:style-name="T19">|</text:span></text:p>
      <text:p text:style-name="P1"><text:line-break/><text:span text:style-name="T13">[ INTRO ] <text:s text:c="2"/></text:span>| D <text:s/>| <text:span text:style-name="T18">D</text:span> <text:s/>| <text:span text:style-name="T18">G</text:span> <text:s/>| <text:span text:style-name="T18">G</text:span> <text:s/>|<text:line-break/></text:p>
      <text:p text:style-name="P10"><text:span text:style-name="T17">[ </text:span><text:span text:style-name="T16">V</text:span><text:span text:style-name="T17">ERSE</text:span><text:span text:style-name="T16"> 1 </text:span><text:span text:style-name="T17">]</text:span> <text:s/></text:p>
      <text:p text:style-name="P10"><text:s text:c="12"/><text:span text:style-name="T8">D <text:s text:c="6"/>Dsus <text:s text:c="4"/>D <text:s text:c="5"/>Dsus <text:s text:c="4"/>D <text:s text:c="13"/>A</text:span></text:p>
      <text:p text:style-name="P10">What is our hope in life and death? Christ a-lone, Christ a-lone.</text:p>
      <text:p text:style-name="P9"><text:s text:c="5"/><text:span text:style-name="T8">Asus <text:s text:c="2"/>D <text:s text:c="4"/>A <text:s text:c="5"/>Bm <text:s text:c="4"/>G <text:s text:c="3"/>D <text:s text:c="11"/>A <text:s text:c="5"/>D</text:span></text:p>
      <text:p text:style-name="P9">What is our on-ly con-fi-dence? That our souls to Him be-long.</text:p>
      <text:p text:style-name="P9"><text:s text:c="14"/><text:span text:style-name="T9">F#m <text:s text:c="13"/>Bm <text:s text:c="16"/>Em7 <text:s text:c="6"/>D <text:s text:c="6"/>G</text:span></text:p>
      <text:p text:style-name="P9">Who holds our days with-in His hand? What comes a-part from His com-mand?</text:p>
      <text:p text:style-name="P9"><text:s text:c="14"/><text:span text:style-name="T9">D <text:s text:c="6"/>A <text:s text:c="5"/>Bm <text:s text:c="6"/>G <text:s text:c="6"/>D <text:s text:c="9"/>A <text:s text:c="7"/>D <text:s text:c="3"/>Dsus D</text:span></text:p>
      <text:p text:style-name="P9">And what will keep us to the end? The love of Christ, in which we stand</text:p>
      <text:p text:style-name="P9"/>
      <text:p text:style-name="P16"><text:span text:style-name="T2">[ CHORUS ]</text:span></text:p>
      <text:p text:style-name="P5"><text:span text:style-name="T2">D <text:s/>Bm <text:s text:c="2"/>G <text:s text:c="5"/>D <text:s text:c="10"/>A <text:s text:c="13"/>Bm</text:span></text:p>
      <text:p text:style-name="P10">Oh sing hal-le-lu-jah! Our hope springs e-ter-nal</text:p>
      <text:p text:style-name="P5"><text:span text:style-name="T2">D <text:s/>Bm <text:s text:c="2"/>G <text:s text:c="5"/>D</text:span></text:p>
      <text:p text:style-name="P9">Oh sing hal-le-lu-jah!</text:p>
      <text:p text:style-name="P7">G <text:s text:c="6"/>D <text:s text:c="4"/>A <text:s text:c="5"/>G <text:s text:c="14"/>Bm7 <text:s text:c="4"/>A <text:s text:c="7"/>D</text:p>
      <text:p text:style-name="P9">Now and e-ver we con-fess Christ our hope in life and death</text:p>
      <text:p text:style-name="P9"/>
      <text:p text:style-name="P14"><text:span text:style-name="T3">[ VERSE 2 ]</text:span></text:p>
      <text:p text:style-name="P15"><text:span text:style-name="T3"><text:s text:c="15"/></text:span><text:span text:style-name="T8">D <text:s text:c="7"/>Dsus <text:s text:c="5"/>D <text:s text:c="4"/>Dsus <text:s text:c="2"/>D <text:s text:c="11"/>A</text:span></text:p>
      <text:p text:style-name="P10">What truth can calm the trou-bled soul? <text:span text:style-name="T15">G</text:span>od is good, God is good</text:p>
      <text:p text:style-name="P12"><text:s text:c="6"/><text:span text:style-name="T8">Asus <text:s text:c="2"/>D <text:s text:c="8"/>A <text:s text:c="8"/>Bm <text:s text:c="4"/>G <text:s text:c="5"/>D <text:s text:c="7"/>A <text:s text:c="8"/>D</text:span></text:p>
      <text:p text:style-name="P9">Where is His grace and good-ness known? In our great Re-deem-er’s blood</text:p>
      <text:p text:style-name="P13"><text:s text:c="14"/><text:span text:style-name="T9">F#m <text:s text:c="15"/>Bm <text:s text:c="15"/>Em7 <text:s text:c="5"/>D <text:s text:c="6"/>G</text:span></text:p>
      <text:p text:style-name="P9">Who holds our faith when fears a-rise? Who stand a-bove the storm-y trial?</text:p>
      <text:p text:style-name="P13"><text:s text:c="14"/><text:span text:style-name="T9">D <text:s text:c="9"/>A <text:s text:c="7"/>Bm <text:s text:c="5"/>G <text:s text:c="5"/>D <text:s text:c="9"/>A <text:s text:c="6"/>D <text:s text:c="3"/>Dsus D</text:span></text:p>
      <text:p text:style-name="P9">Who sends the waves that bring us nigh Un-to the shore, the rock of Christ?</text:p>
      <text:p text:style-name="P9"/>
      <text:p text:style-name="P17">[ CHORUS ]</text:p>
      <text:p text:style-name="P9"/>
      <text:p text:style-name="P18"><text:span text:style-name="T15">[ VERSE 3 ]</text:span></text:p>
      <text:p text:style-name="P11"><text:s text:c="10"/><text:span text:style-name="T8">D <text:s text:c="10"/>Dsus <text:s text:c="3"/>D <text:s text:c="5"/>Dsus <text:s text:c="6"/>D <text:s text:c="16"/>A</text:span></text:p>
      <text:p text:style-name="P10">Un-to the grave, what will we sing? “Christ, He lives; Christ, He lives!”</text:p>
      <text:p text:style-name="P12"><text:s text:c="4"/><text:span text:style-name="T8">Asus <text:s text:c="3"/>D <text:s text:c="8"/>A <text:s text:c="6"/>Bm <text:s text:c="4"/>G <text:s text:c="4"/>D <text:s text:c="7"/>A <text:s text:c="8"/>D</text:span></text:p>
      <text:p text:style-name="P9">And what re-ward will heav-en bring? Ev-er-last-ing life with Him</text:p>
      <text:p text:style-name="P13"><text:s text:c="14"/><text:span text:style-name="T9">F#m <text:s text:c="13"/>Bm <text:s text:c="15"/>Em7 <text:s text:c="7"/>D <text:s text:c="4"/>G</text:span></text:p>
      <text:p text:style-name="P10">There we will rise to meet the Lord Then sin and death wil<text:span text:style-name="T5">l</text:span> be de-stroyed</text:p>
      <text:p text:style-name="P13"><text:s text:c="12"/><text:span text:style-name="T9">D <text:s text:c="7"/>A <text:s text:c="7"/>Bm <text:s text:c="6"/>G <text:s text:c="8"/>D <text:s text:c="7"/>A <text:s text:c="4"/>D <text:s text:c="3"/>Dsus D</text:span></text:p>
      <text:p text:style-name="P10">And we will feast in end-less joy When Christ is ours <text:span text:style-name="T6">for-ev-er-more</text:span></text:p>
      <text:p text:style-name="P9"/>
      <text:p text:style-name="P17">[ CHORUS x 2 ]</text:p>
      <text:p text:style-name="P9"/>
      <text:p text:style-name="P14"><text:span text:style-name="T3">[ OUTRO ]</text:span></text:p>
      <text:p text:style-name="P6"><text:span text:style-name="T3">G <text:s text:c="6"/>D <text:s text:c="4"/>A <text:s text:c="5"/>G <text:s text:c="14"/>Bm7 <text:s text:c="4"/>A <text:s text:c="7"/>D</text:span></text:p>
      <text:p text:style-name="P10">Now and e-ver we con-fess Christ our hope in life and death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00:20:05.102809361</meta:creation-date>
    <dc:date>2025-03-17T22:39:47.495631583</dc:date>
    <meta:editing-duration>PT38M36S</meta:editing-duration>
    <meta:editing-cycles>13</meta:editing-cycles>
    <meta:generator>LibreOffice/7.4.7.2$Linux_X86_64 LibreOffice_project/40$Build-2</meta:generator>
    <meta:document-statistic meta:table-count="0" meta:image-count="0" meta:object-count="0" meta:page-count="1" meta:paragraph-count="48" meta:word-count="451" meta:character-count="2889" meta:non-whitespace-character-count="1664"/>
  </office:meta>
</office:document-meta>
</file>